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Bodoni MT Black" svg:font-family="'Bodoni MT Black'" style:font-family-generic="roman" style:font-pitch="variable"/>
    <style:font-face style:name="Times New Roman" svg:font-family="'Times New Roman'" style:font-family-generic="roman" style:font-pitch="variable"/>
    <style:font-face style:name="Viner Hand ITC" svg:font-family="'Viner Hand ITC'" style:font-family-generic="script" style:font-pitch="variable"/>
    <style:font-face style:name="Arial" svg:font-family="Arial"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paragraph-properties fo:text-align="start"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style:font-name="Tw Cen MT" fo:font-size="22pt" style:font-size-asian="22pt" style:font-size-complex="22pt"/>
    </style:style>
    <style:style style:name="P4" style:family="paragraph" style:parent-style-name="Standard">
      <style:paragraph-properties fo:text-align="center" style:justify-single-word="false"/>
      <style:text-properties style:font-name="Tw Cen MT" fo:font-size="36pt" style:font-size-asian="36pt" style:font-size-complex="36pt"/>
    </style:style>
    <style:style style:name="P5" style:family="paragraph" style:parent-style-name="Standard">
      <style:paragraph-properties fo:text-align="center" style:justify-single-word="false"/>
      <style:text-properties style:font-name="Tw Cen MT" fo:font-size="54pt" style:font-size-asian="54pt" style:font-size-complex="54pt"/>
    </style:style>
    <style:style style:name="P6" style:family="paragraph" style:parent-style-name="Standard">
      <style:paragraph-properties fo:text-align="start" style:justify-single-word="false"/>
      <style:text-properties fo:font-size="16pt" style:font-size-asian="16pt" style:font-size-complex="16pt"/>
    </style:style>
    <style:style style:name="P7" style:family="paragraph" style:parent-style-name="Standard" style:list-style-name="L1">
      <style:paragraph-properties fo:text-align="start" style:justify-single-word="false"/>
      <style:text-properties fo:font-size="16pt" style:font-size-asian="16pt" style:font-size-complex="16pt"/>
    </style:style>
    <style:style style:name="P8" style:family="paragraph" style:parent-style-name="Standard" style:master-page-name="First_20_Page">
      <style:paragraph-properties fo:text-align="center" style:justify-single-word="false" style:page-number="auto"/>
      <style:text-properties style:font-name="Tw Cen MT" fo:font-size="36pt" style:font-size-asian="36pt" style:font-size-complex="36pt"/>
    </style:style>
    <style:style style:name="P9" style:family="paragraph" style:parent-style-name="Standard" style:master-page-name="Standard">
      <style:paragraph-properties fo:text-align="center" style:justify-single-word="false" style:page-number="1"/>
      <style:text-properties fo:font-size="28pt" style:font-size-asian="28pt" style:font-size-complex="28pt"/>
    </style:style>
    <style:style style:name="T1" style:family="text">
      <style:text-properties style:text-position="0% 100%" fo:font-size="18pt" fo:font-weight="normal" style:font-size-asian="18pt" style:font-weight-asian="normal" style:font-size-complex="18pt"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4"/>
      <text:p text:style-name="P4"/>
      <text:p text:style-name="P4"/>
      <text:p text:style-name="P4"/>
      <text:p text:style-name="P4"/>
      <text:p text:style-name="P5">Mercury Engine<text:span text:style-name="T1">(r)</text:span></text:p>
      <text:p text:style-name="P3"/>
      <text:p text:style-name="P3">Evil Quail LLC.</text:p>
      <text:p text:style-name="P9"/>
      <text:p text:style-name="P1"/>
      <text:p text:style-name="P1"/>
      <text:p text:style-name="P1"/>
      <text:p text:style-name="P1"/>
      <text:p text:style-name="P1"><text:line-break/></text:p>
      <text:p text:style-name="P1"/>
      <text:p text:style-name="P1">User Input</text:p>
      <text:p text:style-name="P1"/>
      <text:p text:style-name="P9"/>
      <text:p text:style-name="P2"/>
      <text:p text:style-name="P6"><text:tab/>Input from users is managed by modules called Input Sources. These sources encapsulate the particulars of an source of input by abstracting the capabilities into several predictable models, or Input Conditions. These conditions include:</text:p>
      <text:list xml:id="list3191811495218257467" text:style-name="L1">
        <text:list-item>
          <text:p text:style-name="P7">Button up or down ("ButtonUp, ButtonDown")</text:p>
        </text:list-item>
        <text:list-item>
          <text:p text:style-name="P7">Button Pressed ("ButtonPressed")</text:p>
        </text:list-item>
        <text:list-item>
          <text:p text:style-name="P7">Trigger within tolerance ("Trigger")</text:p>
        </text:list-item>
        <text:list-item>
          <text:p text:style-name="P7">Stick within ranges ("Stick")</text:p>
        </text:list-item>
      </text:list>
      <text:p text:style-name="P6"/>
      <text:p text:style-name="P6"><text:tab/>What kinds of conditions are supported by an Input Source's source are up to it. In many cases, a single source of input from a device, such as a gamepad's left-stick, can generate multiple kinds of conditons, such as if it's moved to the left, if it's clicked, and so forth. Often these can be interpreted in a number of differnt ways, which means a single source within an Input Source could be used for many different kinds of conditions.</text:p>
      <text:p text:style-name="P6"><text:tab/></text:p>
      <text:p text:style-name="P6"><text:tab/>These Input Sources are managed by the Input Manager, and are accessible by a unique name.</text:p>
      <text:p text:style-name="P6"/>
      <text:p text:style-name="P6"><text:tab/>The Input Manager can create an Input Condition from an XML node. Here is a brief explanation of the expected XML node format:</text:p>
      <text:p text:style-name="P6">&lt;<text:span text:style-name="T2">name_of_the_node </text:span><text:span text:style-name="T3">input="</text:span><text:span text:style-name="T2">input_source_name</text:span><text:span text:style-name="T3">" subsource</text:span><text:span text:style-name="T2">=</text:span><text:span text:style-name="T3">"</text:span><text:span text:style-name="T2">subsource_index</text:span><text:span text:style-name="T3">" name="</text:span><text:span text:style-name="T2">name_of_source's_source</text:span><text:span text:style-name="T3">" </text:span><text:span text:style-name="T2">additional_attributes</text:span><text:span text:style-name="T3">.../</text:span><text:span text:style-name="T2">&gt;</text:span></text:p>
      <text:p text:style-name="P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Bodoni MT Black" svg:font-family="'Bodoni MT Black'" style:font-family-generic="roman" style:font-pitch="variable"/>
    <style:font-face style:name="Times New Roman" svg:font-family="'Times New Roman'" style:font-family-generic="roman" style:font-pitch="variable"/>
    <style:font-face style:name="Viner Hand ITC" svg:font-family="'Viner Hand ITC'" style:font-family-generic="script" style:font-pitch="variable"/>
    <style:font-face style:name="Arial" svg:font-family="Arial"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2</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4M56S</meta:editing-duration>
    <meta:editing-cycles>10</meta:editing-cycles>
    <meta:generator>OpenOffice/4.1.3$Win32 OpenOffice.org_project/413m1$Build-9783</meta:generator>
    <dc:date>2017-03-20T17:29:01.34</dc:date>
    <dc:creator>Quentin Smith</dc:creator>
    <meta:document-statistic meta:table-count="0" meta:image-count="0" meta:object-count="0" meta:page-count="5" meta:paragraph-count="15" meta:word-count="187" meta:character-count="1214"/>
    <meta:user-defined meta:name="Info 1"/>
    <meta:user-defined meta:name="Info 2"/>
    <meta:user-defined meta:name="Info 3"/>
    <meta:user-defined meta:name="Info 4"/>
  </office:meta>
</office:document-meta>
</file>